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officeooo:rsid="00131c82" officeooo:paragraph-rsid="00131c82" style:font-size-asian="17.5pt" style:font-size-complex="20pt"/>
    </style:style>
    <style:style style:name="P2" style:family="paragraph" style:parent-style-name="Standard">
      <style:paragraph-properties fo:text-align="start" style:justify-single-word="false"/>
      <style:text-properties style:font-name="Arial" fo:font-size="20pt" officeooo:rsid="00131c82" officeooo:paragraph-rsid="00131c82" style:font-size-asian="17.5pt" style:font-size-complex="20pt"/>
    </style:style>
    <style:style style:name="P3" style:family="paragraph" style:parent-style-name="Standard">
      <style:paragraph-properties fo:text-align="start" style:justify-single-word="false"/>
      <style:text-properties style:font-name="Arial" fo:font-size="15pt" officeooo:rsid="00131c82" officeooo:paragraph-rsid="00131c82" style:font-size-asian="13.1000003814697pt" style:font-size-complex="15pt"/>
    </style:style>
    <style:style style:name="P4" style:family="paragraph" style:parent-style-name="Standard">
      <style:paragraph-properties fo:text-align="start" style:justify-single-word="false"/>
      <style:text-properties style:font-name="Arial" fo:font-size="15pt" officeooo:rsid="00131c82" officeooo:paragraph-rsid="0015e1a1" style:font-size-asian="13.1000003814697pt" style:font-size-complex="15pt"/>
    </style:style>
    <style:style style:name="P5" style:family="paragraph" style:parent-style-name="Standard">
      <style:paragraph-properties fo:text-align="start" style:justify-single-word="false"/>
      <style:text-properties style:font-name="Arial" fo:font-size="15pt" officeooo:rsid="00140d5d" officeooo:paragraph-rsid="00140d5d" style:font-size-asian="13.1000003814697pt" style:font-size-complex="15pt"/>
    </style:style>
    <style:style style:name="P6" style:family="paragraph" style:parent-style-name="Standard">
      <style:paragraph-properties fo:text-align="center" style:justify-single-word="false"/>
      <style:text-properties fo:color="#cc0000" style:font-name="Viner Hand ITC" fo:font-size="32pt" officeooo:rsid="00131c82" officeooo:paragraph-rsid="00131c82" style:font-size-asian="28pt" style:font-size-complex="32pt"/>
    </style:style>
    <style:style style:name="P7" style:family="paragraph" style:parent-style-name="Standard">
      <style:paragraph-properties fo:text-align="start" style:justify-single-word="false"/>
      <style:text-properties style:font-name="Arial" fo:font-size="15pt" officeooo:rsid="0015e1a1" officeooo:paragraph-rsid="00179a3a" style:font-size-asian="13.1000003814697pt" style:font-size-complex="15pt"/>
    </style:style>
    <style:style style:name="P8" style:family="paragraph" style:parent-style-name="Standard">
      <style:paragraph-properties fo:text-align="start" style:justify-single-word="false"/>
      <style:text-properties style:font-name="Arial" fo:font-size="15pt" officeooo:rsid="0015e1a1" officeooo:paragraph-rsid="0018336e" style:font-size-asian="13.1000003814697pt" style:font-size-complex="15pt"/>
    </style:style>
    <style:style style:name="P9" style:family="paragraph" style:parent-style-name="Standard">
      <style:paragraph-properties fo:text-align="start" style:justify-single-word="false"/>
      <style:text-properties style:font-name="Arial" fo:font-size="15pt" officeooo:rsid="00190654" officeooo:paragraph-rsid="00179a3a" style:font-size-asian="13.1000003814697pt" style:font-size-complex="15pt"/>
    </style:style>
    <style:style style:name="P10" style:family="paragraph" style:parent-style-name="Standard">
      <style:paragraph-properties fo:text-align="start" style:justify-single-word="false"/>
      <style:text-properties style:font-name="Arial" fo:font-size="15pt" officeooo:rsid="00190654" officeooo:paragraph-rsid="00190654" style:font-size-asian="13.1000003814697pt" style:font-size-complex="15pt"/>
    </style:style>
    <style:style style:name="P11" style:family="paragraph" style:parent-style-name="Standard">
      <style:paragraph-properties fo:text-align="start" style:justify-single-word="false"/>
      <style:text-properties style:font-name="Arial" fo:font-size="15pt" officeooo:rsid="00131c82" officeooo:paragraph-rsid="0015e1a1" style:font-size-asian="13.1000003814697pt" style:font-size-complex="15pt"/>
    </style:style>
    <style:style style:name="P12" style:family="paragraph" style:parent-style-name="Standard">
      <style:paragraph-properties fo:text-align="start" style:justify-single-word="false"/>
      <style:text-properties style:font-name="Arial" fo:font-size="15pt" officeooo:rsid="001cecec" officeooo:paragraph-rsid="001cecec" style:font-size-asian="13.1000003814697pt" style:font-size-complex="15pt"/>
    </style:style>
    <style:style style:name="P13" style:family="paragraph" style:parent-style-name="Standard">
      <style:paragraph-properties fo:text-align="start" style:justify-single-word="false"/>
      <style:text-properties style:font-name="Arial" fo:font-size="15pt" style:text-underline-style="none" officeooo:rsid="0015e1a1" officeooo:paragraph-rsid="0018336e" style:font-size-asian="13.1000003814697pt" style:font-size-complex="15pt"/>
    </style:style>
    <style:style style:name="P14" style:family="paragraph" style:parent-style-name="Standard">
      <style:paragraph-properties fo:text-align="start" style:justify-single-word="false"/>
      <style:text-properties style:font-name="Arial" fo:font-size="15pt" style:text-underline-style="none" officeooo:rsid="00190654" officeooo:paragraph-rsid="00190654" style:font-size-asian="13.1000003814697pt" style:font-size-complex="15pt"/>
    </style:style>
    <style:style style:name="P15" style:family="paragraph" style:parent-style-name="Standard">
      <style:paragraph-properties fo:text-align="start" style:justify-single-word="false"/>
      <style:text-properties style:font-name="Arial" fo:font-size="20pt" style:text-underline-style="solid" style:text-underline-width="auto" style:text-underline-color="font-color" officeooo:rsid="0015e1a1" officeooo:paragraph-rsid="0015e1a1" style:font-size-asian="20pt" style:font-size-complex="20pt"/>
    </style:style>
    <style:style style:name="P16" style:family="paragraph" style:parent-style-name="Standard">
      <style:paragraph-properties fo:text-align="start" style:justify-single-word="false"/>
      <style:text-properties style:font-name="Arial" fo:font-size="20pt" style:text-underline-style="solid" style:text-underline-width="auto" style:text-underline-color="font-color" officeooo:rsid="00190654" officeooo:paragraph-rsid="00190654" style:font-size-asian="20pt" style:font-size-complex="20pt"/>
    </style:style>
    <style:style style:name="P17" style:family="paragraph" style:parent-style-name="Standard">
      <style:paragraph-properties fo:text-align="start" style:justify-single-word="false"/>
      <style:text-properties style:font-name="Arial" fo:font-size="20pt" style:text-underline-style="solid" style:text-underline-width="auto" style:text-underline-color="font-color" officeooo:rsid="001cecec" officeooo:paragraph-rsid="001cecec" style:font-size-asian="20pt" style:font-size-complex="2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0d5d"/>
    </style:style>
    <style:style style:name="T3" style:family="text">
      <style:text-properties style:text-underline-style="solid" style:text-underline-width="auto" style:text-underline-color="font-color" officeooo:rsid="00179a3a"/>
    </style:style>
    <style:style style:name="T4" style:family="text">
      <style:text-properties style:text-underline-style="solid" style:text-underline-width="auto" style:text-underline-color="font-color" officeooo:rsid="00190654"/>
    </style:style>
    <style:style style:name="T5" style:family="text">
      <style:text-properties style:text-underline-style="solid" style:text-underline-width="auto" style:text-underline-color="font-color" officeooo:rsid="0019102d"/>
    </style:style>
    <style:style style:name="T6" style:family="text">
      <style:text-properties style:text-underline-style="solid" style:text-underline-width="auto" style:text-underline-color="font-color" officeooo:rsid="001ae87b"/>
    </style:style>
    <style:style style:name="T7" style:family="text">
      <style:text-properties style:text-underline-style="solid" style:text-underline-width="auto" style:text-underline-color="font-color" officeooo:rsid="001c61d8"/>
    </style:style>
    <style:style style:name="T8" style:family="text">
      <style:text-properties officeooo:rsid="00140d5d"/>
    </style:style>
    <style:style style:name="T9" style:family="text">
      <style:text-properties style:text-underline-style="none" officeooo:rsid="00179a3a"/>
    </style:style>
    <style:style style:name="T10" style:family="text">
      <style:text-properties style:text-underline-style="none" officeooo:rsid="0018336e"/>
    </style:style>
    <style:style style:name="T11" style:family="text">
      <style:text-properties style:text-underline-style="none" officeooo:rsid="00190654"/>
    </style:style>
    <style:style style:name="T12" style:family="text">
      <style:text-properties officeooo:rsid="0018336e"/>
    </style:style>
    <style:style style:name="T13" style:family="text">
      <style:text-properties officeooo:rsid="00190654"/>
    </style:style>
    <style:style style:name="T14" style:family="text">
      <style:text-properties officeooo:rsid="0019102d"/>
    </style:style>
    <style:style style:name="T15" style:family="text">
      <style:text-properties officeooo:rsid="001ae87b"/>
    </style:style>
    <style:style style:name="T16" style:family="text">
      <style:text-properties officeooo:rsid="001c61d8"/>
    </style:style>
    <style:style style:name="T17" style:family="text">
      <style:text-properties officeooo:rsid="001dc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AL-QUEST</text:p>
      <text:p text:style-name="P1">Synopsis</text:p>
      <text:p text:style-name="P1"/>
      <text:p text:style-name="P2"/>
      <text:p text:style-name="P3"><text:span text:style-name="T1">Lieu</text:span> : Lycée Chaptal , PARIS</text:p>
      <text:p text:style-name="P3"/>
      <text:p text:style-name="P3"><text:span text:style-name="T1">Introduction</text:span> :</text:p>
      <text:p text:style-name="P3"><text:tab/>Inscription en prépa, sélection de la filière :</text:p>
      <text:p text:style-name="P3"><text:tab/><text:tab/>- PTSI</text:p>
      <text:p text:style-name="P3"><text:tab/><text:tab/>- PCSI</text:p>
      <text:p text:style-name="P3"><text:tab/><text:tab/>- MPSI</text:p>
      <text:p text:style-name="P5"><text:tab/><text:span text:style-name="T1">a)Cinématique</text:span></text:p>
      <text:p text:style-name="P3"><text:tab/>C'est le premier jour de classe, les élèves sont en cours de math.</text:p>
      <text:p text:style-name="P3">Le héros s'endort, ses paupières lourdes. Quand il se réveille, il découvre que tout à changé autour de lui. En explorant les environs <text:span text:style-name="T8">[présentation des touches d'action]</text:span>, il se retrouve face à un troll. Il s'enfuit alors de sa salle <text:span text:style-name="T8">[</text:span>dépendant de la filière<text:span text:style-name="T8">]</text:span> et se retrouve à la base PREPA <text:span text:style-name="T8">[</text:span>acronyme ayant des sens différents à chaque lancement du jeu<text:span text:style-name="T8">]</text:span>, qui est l'ancien atelier.</text:p>
      <text:p text:style-name="P3"><text:tab/>Le joueur rencontre <text:span text:style-name="T8">alors l'un des seul professeurs encore en vie, [dépend de la filière] qui lui présente la situation globale : le lycée semble envahi par des monstres. Il est devenu impossible de circuler.</text:span></text:p>
      <text:p text:style-name="P3"/>
      <text:p text:style-name="P3"><text:tab/><text:span text:style-name="T2">b)Première quête</text:span></text:p>
      <text:p text:style-name="P4"><text:tab/><text:span text:style-name="T8">Le professeur lui demande alors d'aller dans la cour pour pouvoir supprimer les quelques gobelins qui menacent l'atelier, et lui passe à cet effet une épée en bois. [le joueur apprend à utiliser les touches d'attaques] après avoir nettoyé la cour des 2 groupes de gobelins très peu agressifs</text:span></text:p>
      <text:p text:style-name="P4"/>
      <text:p text:style-name="P4"/>
      <text:p text:style-name="P4"/>
      <text:p text:style-name="P4"/>
      <text:p text:style-name="P4"/>
      <text:p text:style-name="P4"/>
      <text:p text:style-name="P4"/>
      <text:p text:style-name="P4"/>
      <text:p text:style-name="P4"/>
      <text:p text:style-name="P15"><text:soft-page-break/>Acte I : Les Gobelins</text:p>
      <text:p text:style-name="P7"><text:tab/><text:span text:style-name="T1">a)</text:span><text:span text:style-name="T3">Les étages</text:span></text:p>
      <text:p text:style-name="P7"><text:tab/>Le professeur revient à la rencontre du héros, pour lui montrer que l'ancienne partie collège est maintenant investie par des gobelins qui ont pris le contrôle. L'objectif du héros vas être de nettoyer les étages un par un.<text:span text:style-name="T12">Après avoir passer les différents étages, le héros arrive au niveau de la cours, où se trouve le campement du chef des gobelins.</text:span></text:p>
      <text:p text:style-name="P8"><text:tab/></text:p>
      <text:p text:style-name="P8"/>
      <text:p text:style-name="P8"><text:tab/><text:span text:style-name="T4">b)La cour</text:span></text:p>
      <text:p text:style-name="P13"><text:span text:style-name="T13"><text:tab/>Le chef des gobelins se trouve ici, avec tous ses sbires armés.</text:span></text:p>
      <text:p text:style-name="P14">Le combat n'est pas très difficile, le gobelin n'étant pas très intelligent.</text:p>
      <text:p text:style-name="P14">Le chef des gobelins avait dans sa sacoche la clé de la mine, où se trouvent les nains.</text:p>
      <text:p text:style-name="P8"><text:span text:style-name="T3"/></text:p>
      <text:p text:style-name="P8"><text:span text:style-name="T9"><text:tab/></text:span><text:span text:style-name="T11">c</text:span><text:span text:style-name="T3">)Le self</text:span><text:span text:style-name="T9"> </text:span><text:span text:style-name="T10">(donjon)</text:span></text:p>
      <text:p text:style-name="P7"><text:tab/><text:span text:style-name="T12">Les nains sont terrés dans leur mine, et ils ont décidés de miner au plus profond sous le self, où semblait être enterré de l'or. Le héros doit aller explorer ces profondeurs, à la recherche de la clé des machines de l'atelier [dépend de la filière]. Cette mine est un dédale complexe de galeries enchevêtrées, entrecoupés de quelques pièges simples (les nains ne sont pas si intelligents).</text:span></text:p>
      <text:p text:style-name="P9"><text:tab/>A la fin de cette scène, le héros se voit débloquer l'accès à de nouvelles machines de l'ateli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oft-page-break/>Acte II : Les Khôlles</text:p>
      <text:p text:style-name="P10"><text:tab/><text:span text:style-name="T5">a)l'attaque</text:span></text:p>
      <text:p text:style-name="P10"><text:tab/><text:span text:style-name="T14">Un élève terrorisé arrive à l'atelier. Il dit avoir vu un monstre voler des cours et les coller sur les murs. Le héros doit intervenir dans la cour des prépas. Premièrement, Il doit récupérer les différents cours encore à l'abandon, ainsi que ceux dérobés par les trolls qui se cachent autour de cette zone. Ces cours vous permettent de démocratiser la connaissance, et quand le héros en as suffisamment, il est capable de reconstituer la notice d'utilisation de la scie à métaux de l'atelier, et ainsi de pouvoir l'utiliser pour supprimer certaines barricades.</text:span></text:p>
      <text:p text:style-name="P10"/>
      <text:p text:style-name="P10"><text:tab/><text:span text:style-name="T6">b)L'exploration des salles</text:span></text:p>
      <text:p text:style-name="P10"><text:tab/><text:span text:style-name="T16">Les salles sont infestés de monstres divers, il est nécessaire pour le héros de récupérer encore plus de cours volés.La quantité de cours permet de mettre à jour le manuel d'utilisation de la scie.</text:span></text:p>
      <text:p text:style-name="P10"/>
      <text:p text:style-name="P10"><text:tab/><text:span text:style-name="T7">c)Le boss des Andrieux</text:span></text:p>
      <text:p text:style-name="P10"><text:tab/><text:span text:style-name="T15">Après avoir libéré les passage vers la 2ème cours, il est maintenant possible d'accéder aux salles Andrieux, et ainsi découvrir ce qui se trouve derrière la panique des prépas. Le héros découvre alors le « boss de colle », une montagne gluante, qui attire les cours vers elle.</text:span></text:p>
      <text:p text:style-name="P10"><text:tab/><text:span text:style-name="T16">Ce boss permet au héros d'accèder à des machines plus performantes, en effet il peut maintenant sécuriser [les pièces à usiner, les différentes fioles, ou les calculs de trajectoire] à leurs emplacement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Acte III : Les bandits</text:p>
      <text:p text:style-name="P12"><text:tab/><text:span text:style-name="T1">a)Le vol</text:span></text:p>
      <text:p text:style-name="P12"><text:tab/>Les bandits viennent de dérober la clé que les professeurs avaient retrouvé dans la cour.Il semblerait que le héros doive aller la récupérer au niveau de l'ancienne cours du lycée. De nombreux voleurs y sont présents, et ils essaient <text:span text:style-name="T17">de vous empêcher de la récupérer. Après avoir exploré l'aile Andrieux, le héros trouve un formulaire. Il revient alors l'inspecter à l'atelier.</text:span></text:p>
      <text:p text:style-name="P12"/>
      <text:p text:style-name="P12"><text:tab/><text:span text:style-name="T17">b)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5:16:15.071000000</meta:creation-date>
    <dc:date>2015-02-10T18:31:55.931000000</dc:date>
    <meta:editing-duration>PT1H18M32S</meta:editing-duration>
    <meta:editing-cycles>3</meta:editing-cycles>
    <meta:generator>LibreOffice/4.1.6.2$Windows_x86 LibreOffice_project/40ff705089295be5be0aae9b15123f687c05b0a</meta:generator>
    <meta:document-statistic meta:table-count="0" meta:image-count="0" meta:object-count="0" meta:page-count="4" meta:paragraph-count="37" meta:word-count="677" meta:character-count="3984" meta:non-whitespace-character-count="3312"/>
  </office:meta>
</office:document-meta>
</file>